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557" officeooo:paragraph-rsid="00179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ler Quackenbush</text:p>
      <text:p text:style-name="P1"/>
      <text:p text:style-name="P1">Feature detection</text:p>
      <text:p text:style-name="P1"><text:a xlink:type="simple" xlink:href="https://youtu.be/aGkNVCX6-jE" text:style-name="Internet_20_link" text:visited-style-name="Visited_20_Internet_20_Link">https://youtu.be/aGkNVCX6-jE</text:a></text:p>
      <text:p text:style-name="P1">You might want to slow it down to 0.5x speed. Also, the video is blurry for some reason, so the corner detection is hard to see. They’re a bunch of tiny Xs on each corner</text:p>
      <text:p text:style-name="P1"/>
      <text:p text:style-name="P1">Ball tracking</text:p>
      <text:p text:style-name="P1"><text:a xlink:type="simple" xlink:href="https://youtu.be/gUNW07VLT4U" text:style-name="Internet_20_link" text:visited-style-name="Visited_20_Internet_20_Link">https://youtu.be/gUNW07VLT4U</text:a></text:p>
      <text:p text:style-name="P1">I highlighted the ball in red in each fram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5:53:47.000266316</meta:creation-date>
    <dc:date>2021-01-27T15:56:44.046834314</dc:date>
    <meta:editing-duration>PT2M57S</meta:editing-duration>
    <meta:editing-cycles>1</meta:editing-cycles>
    <meta:document-statistic meta:table-count="0" meta:image-count="0" meta:object-count="0" meta:page-count="1" meta:paragraph-count="7" meta:word-count="52" meta:character-count="316" meta:non-whitespace-character-count="271"/>
    <meta:generator>LibreOffice/6.4.6.2$Linux_X86_64 LibreOffice_project/40$Build-2</meta:generator>
  </office:meta>
</office:document-meta>
</file>